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bdc1" officeooo:paragraph-rsid="0007bdc1" style:font-weight-asian="bold" style:font-weight-complex="bold"/>
    </style:style>
    <style:style style:name="P2" style:family="paragraph" style:parent-style-name="Standard">
      <style:paragraph-properties fo:text-align="justify" style:justify-single-word="false"/>
      <style:text-properties fo:font-weight="bold" officeooo:rsid="0007bdc1" officeooo:paragraph-rsid="0007bdc1" style:font-weight-asian="bold" style:font-weight-complex="bold"/>
    </style:style>
    <style:style style:name="P3" style:family="paragraph" style:parent-style-name="Standard">
      <style:paragraph-properties fo:text-align="center" style:justify-single-word="false"/>
      <style:text-properties fo:font-weight="bold" officeooo:rsid="00080eaf" officeooo:paragraph-rsid="00080eaf" style:font-weight-asian="bold" style:font-weight-complex="bold"/>
    </style:style>
    <style:style style:name="P4" style:family="paragraph" style:parent-style-name="Standard">
      <style:paragraph-properties fo:text-align="justify" style:justify-single-word="false"/>
      <style:text-properties fo:font-weight="bold" officeooo:rsid="00080eaf" officeooo:paragraph-rsid="0007bdc1" style:font-weight-asian="bold" style:font-weight-complex="bold"/>
    </style:style>
    <style:style style:name="P5" style:family="paragraph" style:parent-style-name="Standard">
      <style:paragraph-properties fo:text-align="justify" style:justify-single-word="false"/>
      <style:text-properties fo:font-weight="bold" officeooo:rsid="000c7d0e" officeooo:paragraph-rsid="000c7d0e" style:font-weight-asian="bold" style:font-weight-complex="bold"/>
    </style:style>
    <style:style style:name="P6" style:family="paragraph" style:parent-style-name="Standard">
      <style:paragraph-properties fo:text-align="justify" style:justify-single-word="false"/>
      <style:text-properties fo:font-weight="bold" officeooo:rsid="0010f198" officeooo:paragraph-rsid="0010f198" style:font-weight-asian="bold" style:font-weight-complex="bold"/>
    </style:style>
    <style:style style:name="P7" style:family="paragraph" style:parent-style-name="Standard">
      <style:paragraph-properties fo:text-align="center" style:justify-single-word="false"/>
      <style:text-properties fo:font-weight="bold" officeooo:rsid="0014b26d" officeooo:paragraph-rsid="0014b26d" style:font-weight-asian="bold" style:font-weight-complex="bold"/>
    </style:style>
    <style:style style:name="P8" style:family="paragraph" style:parent-style-name="Standard">
      <style:paragraph-properties fo:text-align="justify" style:justify-single-word="false"/>
      <style:text-properties fo:font-weight="bold" officeooo:rsid="0014b26d" officeooo:paragraph-rsid="0014b26d" style:font-weight-asian="bold" style:font-weight-complex="bold"/>
    </style:style>
    <style:style style:name="P9" style:family="paragraph" style:parent-style-name="Standard">
      <style:paragraph-properties fo:text-align="justify" style:justify-single-word="false"/>
      <style:text-properties fo:font-weight="bold" officeooo:rsid="00175e57" officeooo:paragraph-rsid="00175e57" style:font-weight-asian="bold" style:font-weight-complex="bold"/>
    </style:style>
    <style:style style:name="P10" style:family="paragraph" style:parent-style-name="Standard">
      <style:paragraph-properties fo:text-align="justify" style:justify-single-word="false"/>
      <style:text-properties fo:font-weight="bold" officeooo:rsid="001814cb" officeooo:paragraph-rsid="001814cb" style:font-weight-asian="bold" style:font-weight-complex="bold"/>
    </style:style>
    <style:style style:name="P11" style:family="paragraph" style:parent-style-name="Standard">
      <style:paragraph-properties fo:text-align="center" style:justify-single-word="false"/>
      <style:text-properties fo:font-weight="bold" officeooo:rsid="001b8fca" officeooo:paragraph-rsid="001b8fca" style:font-weight-asian="bold" style:font-weight-complex="bold"/>
    </style:style>
    <style:style style:name="P12" style:family="paragraph" style:parent-style-name="Standard">
      <style:paragraph-properties fo:text-align="center" style:justify-single-word="false"/>
      <style:text-properties fo:font-weight="bold" officeooo:rsid="001d08ac" officeooo:paragraph-rsid="001d08ac" style:font-weight-asian="bold" style:font-weight-complex="bold"/>
    </style:style>
    <style:style style:name="P13" style:family="paragraph" style:parent-style-name="Standard">
      <style:paragraph-properties fo:text-align="justify" style:justify-single-word="false"/>
      <style:text-properties fo:font-weight="normal" officeooo:rsid="0007bdc1" officeooo:paragraph-rsid="0007bdc1" style:font-weight-asian="normal" style:font-weight-complex="normal"/>
    </style:style>
    <style:style style:name="P14" style:family="paragraph" style:parent-style-name="Standard">
      <style:paragraph-properties fo:text-align="justify" style:justify-single-word="false"/>
      <style:text-properties fo:font-weight="normal" officeooo:rsid="00080eaf" officeooo:paragraph-rsid="00080eaf" style:font-weight-asian="normal" style:font-weight-complex="normal"/>
    </style:style>
    <style:style style:name="P15" style:family="paragraph" style:parent-style-name="Standard">
      <style:paragraph-properties fo:text-align="justify" style:justify-single-word="false"/>
      <style:text-properties fo:font-weight="normal" officeooo:rsid="00080eaf" officeooo:paragraph-rsid="0007bdc1" style:font-weight-asian="normal" style:font-weight-complex="normal"/>
    </style:style>
    <style:style style:name="P16" style:family="paragraph" style:parent-style-name="Standard">
      <style:paragraph-properties fo:text-align="justify" style:justify-single-word="false"/>
      <style:text-properties fo:font-weight="normal" officeooo:rsid="000c7d0e" officeooo:paragraph-rsid="000c7d0e" style:font-weight-asian="normal" style:font-weight-complex="normal"/>
    </style:style>
    <style:style style:name="P17" style:family="paragraph" style:parent-style-name="Standard">
      <style:paragraph-properties fo:text-align="justify" style:justify-single-word="false"/>
      <style:text-properties fo:font-weight="normal" officeooo:rsid="000e2033" officeooo:paragraph-rsid="000c7d0e" style:font-weight-asian="normal" style:font-weight-complex="normal"/>
    </style:style>
    <style:style style:name="P18" style:family="paragraph" style:parent-style-name="Standard">
      <style:paragraph-properties fo:text-align="justify" style:justify-single-word="false"/>
      <style:text-properties fo:font-weight="normal" officeooo:rsid="0012b855" officeooo:paragraph-rsid="0012b855" style:font-weight-asian="normal" style:font-weight-complex="normal"/>
    </style:style>
    <style:style style:name="P19" style:family="paragraph" style:parent-style-name="Standard">
      <style:paragraph-properties fo:text-align="justify" style:justify-single-word="false"/>
      <style:text-properties fo:font-weight="normal" officeooo:rsid="001814cb" officeooo:paragraph-rsid="001814cb" style:font-weight-asian="normal" style:font-weight-complex="normal"/>
    </style:style>
    <style:style style:name="P20" style:family="paragraph" style:parent-style-name="Standard">
      <style:paragraph-properties fo:text-align="justify" style:justify-single-word="false"/>
      <style:text-properties fo:font-weight="normal" officeooo:rsid="001b8fca" officeooo:paragraph-rsid="001b8fca" style:font-weight-asian="normal" style:font-weight-complex="normal"/>
    </style:style>
    <style:style style:name="P21" style:family="paragraph" style:parent-style-name="Standard">
      <style:paragraph-properties fo:text-align="justify" style:justify-single-word="false"/>
      <style:text-properties fo:font-weight="normal" officeooo:rsid="001d08ac" officeooo:paragraph-rsid="001d08ac" style:font-weight-asian="normal" style:font-weight-complex="normal"/>
    </style:style>
    <style:style style:name="P22" style:family="paragraph" style:parent-style-name="Standard">
      <style:paragraph-properties fo:text-align="justify" style:justify-single-word="false"/>
      <style:text-properties officeooo:rsid="000c7d0e" officeooo:paragraph-rsid="000c7d0e"/>
    </style:style>
    <style:style style:name="P23" style:family="paragraph" style:parent-style-name="Standard">
      <style:paragraph-properties fo:text-align="justify" style:justify-single-word="false"/>
      <style:text-properties fo:font-style="normal" fo:font-weight="bold" officeooo:rsid="0014b26d" officeooo:paragraph-rsid="0014b26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fo:font-weight="bold" officeooo:rsid="00175e57" officeooo:paragraph-rsid="00175e57"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fo:font-weight="bold" officeooo:rsid="001814cb" officeooo:paragraph-rsid="001814cb"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bold" officeooo:rsid="00229de1" officeooo:paragraph-rsid="00229de1"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fo:font-weight="bold" officeooo:rsid="0023cb8c" officeooo:paragraph-rsid="0023cb8c"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fo:font-weight="normal" officeooo:rsid="0014b26d" officeooo:paragraph-rsid="0014b26d"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1dc0ec" officeooo:paragraph-rsid="001dc0e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02854" officeooo:paragraph-rsid="00202854"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349f8" officeooo:paragraph-rsid="002349f8"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23cb8c" officeooo:paragraph-rsid="0023cb8c"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italic" fo:font-weight="normal" officeooo:rsid="0014b26d" officeooo:paragraph-rsid="0014b26d"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fo:font-weight="normal" officeooo:rsid="001dc0ec" officeooo:paragraph-rsid="001dc0ec"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font-style="italic" fo:font-weight="normal" officeooo:rsid="00202854" officeooo:paragraph-rsid="00202854"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officeooo:rsid="0018d4e4" officeooo:paragraph-rsid="0018d4e4"/>
    </style:style>
    <style:style style:name="P37" style:family="paragraph" style:parent-style-name="Standard">
      <style:paragraph-properties fo:text-align="justify" style:justify-single-word="false"/>
      <style:text-properties officeooo:rsid="001b8fca" officeooo:paragraph-rsid="001b8fca"/>
    </style:style>
    <style:style style:name="P38" style:family="paragraph" style:parent-style-name="Standard" style:list-style-name="L1">
      <style:paragraph-properties fo:text-align="justify" style:justify-single-word="false"/>
      <style:text-properties fo:font-weight="normal" officeooo:rsid="000bacab" officeooo:paragraph-rsid="000bacab" style:font-weight-asian="normal" style:font-weight-complex="normal"/>
    </style:style>
    <style:style style:name="P39" style:family="paragraph" style:parent-style-name="Standard" style:list-style-name="L2">
      <style:paragraph-properties fo:text-align="justify" style:justify-single-word="false"/>
      <style:text-properties fo:font-weight="normal" officeooo:rsid="0010f198" officeooo:paragraph-rsid="0010f198" style:font-weight-asian="normal" style:font-weight-complex="normal"/>
    </style:style>
    <style:style style:name="P40" style:family="paragraph" style:parent-style-name="Standard" style:list-style-name="L3">
      <style:paragraph-properties fo:text-align="justify" style:justify-single-word="false"/>
      <style:text-properties fo:font-weight="normal" officeooo:rsid="0012b855" officeooo:paragraph-rsid="0012b855" style:font-weight-asian="normal" style:font-weight-complex="normal"/>
    </style:style>
    <style:style style:name="P41" style:family="paragraph" style:parent-style-name="Standard" style:list-style-name="L4">
      <style:paragraph-properties fo:text-align="justify" style:justify-single-word="false"/>
      <style:text-properties fo:font-style="italic" fo:font-weight="normal" officeooo:rsid="0014b26d" officeooo:paragraph-rsid="0014b26d" style:font-style-asian="italic" style:font-weight-asian="normal" style:font-style-complex="italic" style:font-weight-complex="normal"/>
    </style:style>
    <style:style style:name="P42" style:family="paragraph" style:parent-style-name="Standard" style:list-style-name="L5">
      <style:paragraph-properties fo:text-align="justify" style:justify-single-word="false"/>
      <style:text-properties fo:font-style="normal" fo:font-weight="normal" officeooo:rsid="0014b26d" officeooo:paragraph-rsid="00175e57" style:font-style-asian="normal" style:font-weight-asian="normal" style:font-style-complex="normal" style:font-weight-complex="normal"/>
    </style:style>
    <style:style style:name="P43" style:family="paragraph" style:parent-style-name="Standard" style:list-style-name="L5">
      <style:paragraph-properties fo:text-align="justify" style:justify-single-word="false"/>
      <style:text-properties fo:font-style="normal" fo:font-weight="normal" officeooo:rsid="0014b26d" officeooo:paragraph-rsid="0014b26d" style:font-style-asian="normal" style:font-weight-asian="normal" style:font-style-complex="normal" style:font-weight-complex="normal"/>
    </style:style>
    <style:style style:name="P44" style:family="paragraph" style:parent-style-name="Standard" style:list-style-name="L5">
      <style:paragraph-properties fo:text-align="justify" style:justify-single-word="false"/>
      <style:text-properties fo:font-style="normal" fo:font-weight="normal" officeooo:rsid="0015e96c" officeooo:paragraph-rsid="0015e96c" style:font-style-asian="normal" style:font-weight-asian="normal" style:font-style-complex="normal" style:font-weight-complex="normal"/>
    </style:style>
    <style:style style:name="P45" style:family="paragraph" style:parent-style-name="Standard" style:list-style-name="L6">
      <style:paragraph-properties fo:text-align="justify" style:justify-single-word="false"/>
      <style:text-properties fo:font-style="normal" fo:font-weight="normal" officeooo:rsid="00175e57" officeooo:paragraph-rsid="00175e57" style:font-style-asian="normal" style:font-weight-asian="normal" style:font-style-complex="normal" style:font-weight-complex="normal"/>
    </style:style>
    <style:style style:name="P46" style:family="paragraph" style:parent-style-name="Standard" style:list-style-name="L6">
      <style:paragraph-properties fo:text-align="justify" style:justify-single-word="false"/>
      <style:text-properties fo:font-style="normal" fo:font-weight="normal" officeooo:rsid="001814cb" officeooo:paragraph-rsid="001814cb" style:font-style-asian="normal" style:font-weight-asian="normal" style:font-style-complex="normal" style:font-weight-complex="normal"/>
    </style:style>
    <style:style style:name="P47" style:family="paragraph" style:parent-style-name="Standard" style:list-style-name="L7">
      <style:paragraph-properties fo:text-align="justify" style:justify-single-word="false"/>
      <style:text-properties fo:font-style="normal" fo:font-weight="normal" officeooo:rsid="001814cb" officeooo:paragraph-rsid="001814cb" style:font-style-asian="normal" style:font-weight-asian="normal" style:font-style-complex="normal" style:font-weight-complex="normal"/>
    </style:style>
    <style:style style:name="P48" style:family="paragraph" style:parent-style-name="Standard" style:list-style-name="L7">
      <style:paragraph-properties fo:text-align="justify" style:justify-single-word="false"/>
      <style:text-properties fo:font-style="normal" fo:font-weight="normal" officeooo:rsid="0018d4e4" officeooo:paragraph-rsid="0018d4e4"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1b8fca" officeooo:paragraph-rsid="001b8fc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202854" officeooo:paragraph-rsid="001dc0ec" style:font-style-asian="normal" style:font-weight-asian="normal" style:font-style-complex="normal" style:font-weight-complex="normal"/>
    </style:style>
    <style:style style:name="P51" style:family="paragraph" style:parent-style-name="Standard" style:list-style-name="L8">
      <style:paragraph-properties fo:text-align="justify" style:justify-single-word="false"/>
      <style:text-properties fo:font-style="normal" fo:font-weight="normal" officeooo:rsid="00229de1" officeooo:paragraph-rsid="00229de1" style:font-style-asian="normal" style:font-weight-asian="normal" style:font-style-complex="normal" style:font-weight-complex="normal"/>
    </style:style>
    <style:style style:name="P52" style:family="paragraph" style:parent-style-name="Standard" style:list-style-name="L8">
      <style:paragraph-properties fo:text-align="justify" style:justify-single-word="false"/>
      <style:text-properties fo:font-style="normal" fo:font-weight="normal" officeooo:rsid="002349f8" officeooo:paragraph-rsid="002349f8" style:font-style-asian="normal" style:font-weight-asian="normal" style:font-style-complex="normal" style:font-weight-complex="normal"/>
    </style:style>
    <style:style style:name="P53" style:family="paragraph" style:parent-style-name="Standard" style:list-style-name="L9">
      <style:paragraph-properties fo:text-align="justify" style:justify-single-word="false"/>
      <style:text-properties fo:font-style="normal" fo:font-weight="normal" officeooo:rsid="0023cb8c" officeooo:paragraph-rsid="0023cb8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23cb8c" officeooo:paragraph-rsid="0023cb8c"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23fd84" officeooo:paragraph-rsid="0023fd84" style:font-style-asian="normal" style:font-weight-asian="normal" style:font-style-complex="normal" style:font-weight-complex="normal"/>
    </style:style>
    <style:style style:name="P56" style:family="paragraph" style:parent-style-name="Standard" style:list-style-name="L10">
      <style:paragraph-properties fo:text-align="justify" style:justify-single-word="false"/>
      <style:text-properties fo:font-style="normal" fo:font-weight="normal" officeooo:rsid="0023fd84" officeooo:paragraph-rsid="0023fd8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260847" officeooo:paragraph-rsid="0026084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23fd84" officeooo:paragraph-rsid="0023fd84" style:font-style-asian="normal" style:font-weight-asian="bold" style:font-style-complex="normal" style:font-weight-complex="bold"/>
    </style:style>
    <style:style style:name="P59" style:family="paragraph" style:parent-style-name="Standard" style:list-style-name="L7">
      <style:paragraph-properties fo:text-align="justify" style:justify-single-word="false"/>
      <style:text-properties officeooo:rsid="001814cb" officeooo:paragraph-rsid="001814cb"/>
    </style:style>
    <style:style style:name="P60" style:family="paragraph" style:parent-style-name="Standard" style:list-style-name="L7">
      <style:paragraph-properties fo:text-align="justify" style:justify-single-word="false"/>
      <style:text-properties officeooo:rsid="0018d4e4" officeooo:paragraph-rsid="0018d4e4"/>
    </style:style>
    <style:style style:name="T1" style:family="text">
      <style:text-properties fo:font-weight="normal" style:font-weight-asian="normal" style:font-weight-complex="normal"/>
    </style:style>
    <style:style style:name="T2" style:family="text">
      <style:text-properties fo:font-weight="normal" officeooo:rsid="000e2033" style:font-weight-asian="normal" style:font-weight-complex="normal"/>
    </style:style>
    <style:style style:name="T3" style:family="text">
      <style:text-properties officeooo:rsid="0009cccf"/>
    </style:style>
    <style:style style:name="T4" style:family="text">
      <style:text-properties officeooo:rsid="000bacab"/>
    </style:style>
    <style:style style:name="T5" style:family="text">
      <style:text-properties officeooo:rsid="000f42ee"/>
    </style:style>
    <style:style style:name="T6" style:family="text">
      <style:text-properties officeooo:rsid="0010f198"/>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15cf90"/>
    </style:style>
    <style:style style:name="T9" style:family="text">
      <style:text-properties fo:background-color="#00ffff" loext:char-shading-value="0"/>
    </style:style>
    <style:style style:name="T10" style:family="text">
      <style:text-properties officeooo:rsid="001814cb"/>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8d4e4" style:font-style-asian="normal" style:font-weight-asian="normal" style:font-style-complex="normal" style:font-weight-complex="normal"/>
    </style:style>
    <style:style style:name="T13" style:family="text">
      <style:text-properties fo:font-style="normal" fo:font-weight="normal" fo:background-color="#00ffff" loext:char-shading-value="0" style:font-style-asian="normal" style:font-weight-asian="normal" style:font-style-complex="normal" style:font-weight-complex="normal"/>
    </style:style>
    <style:style style:name="T14" style:family="text">
      <style:text-properties officeooo:rsid="001dc0ec"/>
    </style:style>
    <style:style style:name="T15" style:family="text">
      <style:text-properties officeooo:rsid="001f1f3a"/>
    </style:style>
    <style:style style:name="T16" style:family="text">
      <style:text-properties officeooo:rsid="00202854"/>
    </style:style>
    <style:style style:name="T17" style:family="text">
      <style:text-properties officeooo:rsid="0021d9a6"/>
    </style:style>
    <style:style style:name="T18" style:family="text">
      <style:text-properties officeooo:rsid="0024c98e"/>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ção Orientada a Objetos</text:p>
      <text:p text:style-name="P2"/>
      <text:p text:style-name="P13"><text:tab/>Linguagens orientadas a objetos existem desde a década de 1960, sendo Programaçao Orientada a Objetos, atualmente, o paradigma de programação mais utilizado.</text:p>
      <text:p text:style-name="P13"><text:tab/>As linguagens de programação mais utilizadas no mercado pertencem ao paradigma de programação orientada a objetos.</text:p>
      <text:p text:style-name="P13"><text:tab/>A POO é uma solução natural do desenvolvimento de software, tendo sido desenvolvida para atender a uma demanda por um estilo de programação mais eficiente e com menos linhas de código. </text:p>
      <text:p text:style-name="P4"><text:tab/>Orientação a Objetos (O.O.)<text:span text:style-name="T1"> é um termo que engloba qualquer estilo de desenvolvimento baseado no conceito de objeto (entidade que possui características e comportamentos). Aplica-se tanto à programação quanto à análise e modelagem.</text:span></text:p>
      <text:p text:style-name="P15"><text:tab/>A O.O. é também é uma forma de ver o mundo para desenvolver soluções utilizando objetos e os relacionamentos entre eles</text:p>
      <text:p text:style-name="P4"/>
      <text:p text:style-name="P3">Histórico da programação de computadores</text:p>
      <text:p text:style-name="P14"><text:tab/>A programação de computadores evoluiu muito nas ultimas décadas, bem como os computadores e dispositivos. Nos primórdio da informática os computadores eram compostos de válvulas eletromecânicas que realizavam as operações e armazenavam dados. Esses computadores <text:span text:style-name="T3">eram programados diretamente no hardware e os programas eram escritos diretamente na memória em código binário.</text:span></text:p>
      <text:p text:style-name="P14"><text:tab/><text:span text:style-name="T3">Esse estilo de programação, além de ser muito difícil é extremamente propenso a erros e falhas. Mais ainda, a manutenção desses programas é altamente custosa.</text:span></text:p>
      <text:p text:style-name="P14"><text:tab/><text:span text:style-name="T3">Devido a evolução do hardware e o maior acesso de instituições acadêmicas a computadores, surgiu um contexto favorável à criação de linguagens de mais alto nível.</text:span></text:p>
      <text:p text:style-name="P14"><text:tab/><text:span text:style-name="T3">A primeira dessas linguagens de alto nível foi o Fortran, criado em 1957, na IBM por uma equipe liderada por John Backus.</text:span></text:p>
      <text:p text:style-name="P14"><text:tab/><text:span text:style-name="T4">Essas primeiras linguagens pertencem ao paradigma procedural, no qual os programas são compostos de procedimentos que são chamados sequencialmente.</text:span></text:p>
      <text:p text:style-name="P14"><text:tab/><text:span text:style-name="T4">Neste paradigma, os programas terminam quando todos os procedimentos da lista de procedimentos são chamados e finalizados.</text:span></text:p>
      <text:p text:style-name="P14"><text:tab/><text:span text:style-name="T4">Exemplo de programa do paradigma procedural que resolve um sistema linear</text:span></text:p>
      <text:list xml:id="list7438819978858551137" text:style-name="L1">
        <text:list-item>
          <text:p text:style-name="P38">Montagem da matriz e vetores do sistema</text:p>
        </text:list-item>
        <text:list-item>
          <text:p text:style-name="P38">Verificação de independência linear</text:p>
        </text:list-item>
        <text:list-item>
          <text:p text:style-name="P38">Inversão da matriz</text:p>
        </text:list-item>
        <text:list-item>
          <text:p text:style-name="P38">Multiplicação de vetor por matriz</text:p>
        </text:list-item>
        <text:list-item>
          <text:p text:style-name="P38">Exibição dos resultados</text:p>
        </text:list-item>
      </text:list>
      <text:p text:style-name="P16"><text:tab/>Apesar da evolução da programação de computadores ter sido bastante significativa na transição de código binário para linguagens de alto nível do paradigma procedural, existem alguns aspectos desse paradigma que comprometem o bom desempenho do desenvolvimento de software.</text:p>
      <text:p text:style-name="P16"><text:tab/>Esses aspectos são a não reutilização de código e o caminho de execução confuso de um programa escrito sob o paradigma procedural. Muito frequentemente é necessário reescrever procedimentos para desempenhar funções similares ou até mesmo idênticas.</text:p>
      <text:p text:style-name="P16"><text:tab/>Além disso, a programação procedural isola os dados dos procedimentos, tratando estes de maneira separada. Desta forma, uma pequena modificação no programa pode acarretar na necessidade de se realizar alterações no código inteiro. Isso dificulta a manutenção do programa.</text:p>
      <text:p text:style-name="P22"><text:span text:style-name="T1"><text:tab/></text:span><text:span text:style-name="T2">Na tentativa de melhorar alguns aspectos da programação procedural, surgiu a programação modular, representada pela linguagem Modula 2.</text:span></text:p>
      <text:p text:style-name="P17"><text:tab/>Neste estilo de programação, os programas são divididos em módulos que combinam dados e operações sobre os dados.</text:p>
      <text:p text:style-name="P17"><text:tab/>Nos módulos, os dados internos ficam ocultos do restante do programa sendo necessário o uso de interfaces.</text:p>
      <text:p text:style-name="P17"><text:soft-page-break/><text:tab/>Os módulos contém informação de estado dos dados (variáveis) internos.</text:p>
      <text:p text:style-name="P17"><text:tab/>Contudo, os módulos não são extensíveis, não permitindo que eles sejam alterados para ampliar suas funcionalidades. Além de não permitirem que um módulo seja baseado em outro.</text:p>
      <text:p text:style-name="P22"><text:tab/><text:span text:style-name="T5">A P.O.O. surge então como uma evolução natural da programação modular, adicionando os conceitos de herança e polimorfismo.</text:span></text:p>
      <text:p text:style-name="P22"><text:tab/><text:span text:style-name="T5">Os conceitos de herança, polimorfismo juntamente com o conceito de encapsulamento formam os Pilares da Programação Orientada a Objetos.</text:span></text:p>
      <text:p text:style-name="P22"><text:tab/><text:span text:style-name="T5">Um programa orientado a objetos é dividido em objetos em que cada objeto representa algum aspecto do problema a ser resolvido.</text:span></text:p>
      <text:p text:style-name="P22"><text:tab/><text:span text:style-name="T5">O foco da O.O. é manipular os objetos e os relacionamentos entre eles para direcionar o fluxo global de execução do programa.</text:span></text:p>
      <text:p text:style-name="P22"><text:tab/><text:span text:style-name="T6">A primeira etapa do desenvolvimento O.O. é entendimento do domínio do problema e a elaboração de uma solução em nível conceitual</text:span></text:p>
      <text:p text:style-name="P5"/>
      <text:p text:style-name="P6">Definição de objeto:</text:p>
      <text:list xml:id="list6524036045372005466" text:style-name="L2">
        <text:list-item>
          <text:p text:style-name="P39">Objeto é uma construção de software que encapsula estado e comportamentos</text:p>
        </text:list-item>
        <text:list-item>
          <text:p text:style-name="P39">Elemento Computacional que representa no domínio da solução alguma entidade abstrata ou concreta.</text:p>
        </text:list-item>
        <text:list-item>
          <text:p text:style-name="P39">Um objeto é uma entidade que possui uma identidade.</text:p>
        </text:list-item>
        <text:list-item>
          <text:p text:style-name="P39">Objetos são instâncias de uma classe</text:p>
        </text:list-item>
      </text:list>
      <text:p text:style-name="P6"/>
      <text:p text:style-name="P6">Definição de classe</text:p>
      <text:list xml:id="list2257782191541745783" text:style-name="L3">
        <text:list-item>
          <text:p text:style-name="P40">A classe define todas as características e comportamentos comuns a um tipo de objeto.</text:p>
        </text:list-item>
        <text:list-item>
          <text:p text:style-name="P40">Uma classe funciona como um molde para a criação de objetos, especificando quais são seus atributos (características) e métodos (comportamentos). <text:s/>Ex: Classe de carro.</text:p>
        </text:list-item>
      </text:list>
      <text:p text:style-name="P18"/>
      <text:p text:style-name="P18"/>
      <text:p text:style-name="P18"/>
      <text:p text:style-name="P7">Exercícios</text:p>
      <text:p text:style-name="P8">01- <text:span text:style-name="T7">Especifique os objetos envolvidos no desenvolvimento das seguintes aplicações:</text:span></text:p>
      <text:list xml:id="list4589635299100783936" text:style-name="L4">
        <text:list-item>
          <text:p text:style-name="P41">Sistema de controle de notas e frequência de uma turma escolar</text:p>
        </text:list-item>
        <text:list-item>
          <text:p text:style-name="P41">Sistema de venda de produtos em uma loja de sapatos</text:p>
        </text:list-item>
        <text:list-item>
          <text:p text:style-name="P41">Sistema de controle de pontuação e classificação de um campeonato de futebol</text:p>
        </text:list-item>
      </text:list>
      <text:p text:style-name="P9">02- <text:span text:style-name="T7">Especifique os atributos de cada um dos objetos do exercício 01</text:span></text:p>
      <text:p text:style-name="P10">03- <text:span text:style-name="T1">Especifique os métodos de cada objeto do exercício 01</text:span></text:p>
      <text:p text:style-name="P19"/>
      <text:p text:style-name="P33">Respostas</text:p>
      <text:p text:style-name="P23">01-</text:p>
      <text:list xml:id="list1572679049857007887" text:style-name="L5">
        <text:list-item>
          <text:p text:style-name="P42">Provas, Alunos, Listas de chamada, <text:span text:style-name="T8">Turma, Disciplinas. </text:span></text:p>
        </text:list-item>
        <text:list-item>
          <text:p text:style-name="P44">Produto, Cliente, Loja, Vendedor, Pedido (Carrinho de compras).</text:p>
        </text:list-item>
        <text:list-item>
          <text:p text:style-name="P43">Sistema, Jogos, Times <text:span text:style-name="T9">(tempos)</text:span>.</text:p>
        </text:list-item>
      </text:list>
      <text:p text:style-name="P28"/>
      <text:p text:style-name="P24">02-</text:p>
      <text:list xml:id="list5195002587961996877" text:style-name="L6">
        <text:list-item>
          <text:p text:style-name="P45">Provas → Nota, Peso</text:p>
          <text:p text:style-name="P45">Alunos → Nome, Presença, Nascimento, <text:span text:style-name="T10">Curso</text:span>.</text:p>
          <text:p text:style-name="P45">Listas de chamada → Alunos</text:p>
          <text:p text:style-name="P46">Turma → Alunos, Disciplinas, Ano.</text:p>
          <text:p text:style-name="P46">Disciplinas → Alunos, Listas de chamada, provas.</text:p>
        </text:list-item>
        <text:list-item>
          <text:p text:style-name="P46">Produto → Preço, Nome, Tamanho, Tipo</text:p>
          <text:p text:style-name="P46">Cliente → Nome, Compras, CPF, Data.</text:p>
          <text:p text:style-name="P46"><text:soft-page-break/>Vendedor → Nome, Vendas feitas, Comissão.</text:p>
          <text:p text:style-name="P46">Pedido → Produto, Vendedor, Clientes</text:p>
        </text:list-item>
        <text:list-item>
          <text:p text:style-name="P46">Jogos → Times, Resultado, Colocação, Horário.</text:p>
          <text:p text:style-name="P46">Times → Jogadores, Jogos ganhos, Jogos perdidos, Jogos empatados. </text:p>
        </text:list-item>
      </text:list>
      <text:p text:style-name="P28"/>
      <text:p text:style-name="P25">03 - <text:s/></text:p>
      <text:list xml:id="list5434967356813661686" text:style-name="L7">
        <text:list-item>
          <text:p text:style-name="P59"><text:span text:style-name="T11">Provas → setNotas, calcularMédia, getNotas,</text:span><text:span text:style-name="T12"> setData.</text:span><text:span text:style-name="T11"> </text:span></text:p>
          <text:p text:style-name="P47">Alunos → getDisciplinas, setDisciplinas.</text:p>
          <text:p text:style-name="P59"><text:span text:style-name="T11">Listas de chamada → getAlunos, </text:span><text:span text:style-name="T12">setPresença, calcularFrequencia</text:span><text:span text:style-name="T11">.</text:span></text:p>
          <text:p text:style-name="P48">Disciplinas → getAlunos, getListas, </text:p>
          <text:p text:style-name="P48">Turma → getAlunos, setAlunos.</text:p>
        </text:list-item>
        <text:list-item>
          <text:p text:style-name="P48">Produto → tirarProduto, aumentarPreço, promoção.</text:p>
          <text:p text:style-name="P48">Cliente → getNome, setNome, comprarProduto.</text:p>
          <text:p text:style-name="P48">Vendedor → venderProduto, calcularComissão.</text:p>
          <text:p text:style-name="P48">Pedido → calcularPreçoFinal, getProduto, gerarComissão.</text:p>
        </text:list-item>
        <text:list-item>
          <text:p text:style-name="P48">Jogos → calcularColocação, atualizarResultado.</text:p>
          <text:p text:style-name="P60"><text:span text:style-name="T11">Times → jogarFutebol, comprarJogador, pagarMulta, receberMulta,</text:span><text:span text:style-name="T13"> perder7x1</text:span><text:span text:style-name="T11">.</text:span></text:p>
        </text:list-item>
      </text:list>
      <text:p text:style-name="P36"/>
      <text:p text:style-name="P36"/>
      <text:p text:style-name="P36"/>
      <text:p text:style-name="P49">PARTE QUE EU PERDI</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1"><text:soft-page-break/>Sobrecarga de Métodos</text:p>
      <text:p text:style-name="P20"><text:tab/>Em determinadas ocasiões, podem existir duas ou mais formas de se implementar a mesma funcionalidade. Na programação procedural, criam-se dois procedimentos (funções) com nomes distintos para executar a mesma funcionalidade de formas diferentes.</text:p>
      <text:p text:style-name="P20"><text:tab/>Nas linguagens orientadas a objetos, há a possibilidade de utilizarmos métodos com o mesmo nome definidos dentro da mesma classe que implementam a mesma funcionalidade de maneiras diferentes. Para tanto, é preciso que estes métodos sejam diferentes em sua lista de parâmetros, diferentes na quantidade, tipos ou ordem dos parâmetros. </text:p>
      <text:p text:style-name="P20"/>
      <text:p text:style-name="P12">Herança</text:p>
      <text:p text:style-name="P21"><text:tab/>O encapsulamento permite que um objeto use outro através de mensagens(Ex: getPreco());</text:p>
      <text:p text:style-name="P21"><text:tab/>A herança é uma outra maneira de relacionamentos entre objetos.</text:p>
      <text:p text:style-name="P21"><text:tab/>“Herança é um mecanismo que permite criar a definição de uma nova classe baseada em uma classe previamente existente.”</text:p>
      <text:p text:style-name="P21"><text:tab/>Quando uma classe realiza a herança de outra, todos os métodos e atributos, automaticamente, aparecerão na nova classe, condicionado ao encapsulamento utilizado.</text:p>
      <text:p text:style-name="P21"><text:tab/><text:span text:style-name="T14">Considere a classe empregado</text:span></text:p>
      <text:p text:style-name="P21"/>
      <text:p text:style-name="P34">class Empregado{</text:p>
      <text:p text:style-name="P34">private:</text:p>
      <text:p text:style-name="P34"><text:tab/>char Nome[100];</text:p>
      <text:p text:style-name="P34"><text:tab/>float salario;</text:p>
      <text:p text:style-name="P34">public:</text:p>
      <text:p text:style-name="P34"><text:tab/>Empregado(char Nome[], float salario);</text:p>
      <text:p text:style-name="P34"><text:tab/>float getSalario();</text:p>
      <text:p text:style-name="P34"><text:tab/>char* getNome();</text:p>
      <text:p text:style-name="P34">}</text:p>
      <text:p text:style-name="P34"/>
      <text:p text:style-name="P29"><text:tab/>A classe empregado pode aparecer em um sistema de folha de pagamento, por exemplo.</text:p>
      <text:p text:style-name="P29"><text:tab/>Agora considere a criação da classe EmpregadoComissionado, que recebe comissão por venda. Como podemos implementar essa nova classe?</text:p>
      <text:p text:style-name="P29"><text:tab/><text:span text:style-name="T15">Note que, exceto pelo valor da comissão e o número de produtos vendidos, as classes Empregado e EmpregadoComissionado são idênticas.</text:span></text:p>
      <text:p text:style-name="P29"><text:tab/><text:span text:style-name="T15">Existem 3 opções de implementação da classe EmpregadoComissionado:</text:span></text:p>
      <text:p text:style-name="P29"><text:tab/><text:span text:style-name="T15">Opção 1: Poderíamos copiar o código da classe Empregado e adaptar o código às especificações da classe EmpregadoComissionado</text:span></text:p>
      <text:p text:style-name="P29"><text:tab/><text:span text:style-name="T16">Esta opção nãorepresenta uma boa solução, pois qualquer alteração na forma de tratamento de Empregados no sistema implica na necessidade de alteração em diferentes partes do código.</text:span></text:p>
      <text:p text:style-name="P29"><text:tab/><text:span text:style-name="T16">Opção 2: Podemos incluir um objeto Empregado como atributo da classe EmpregadoComissionado.</text:span></text:p>
      <text:p text:style-name="P29"><text:tab/><text:span text:style-name="T16">Essa solução implica em um problema conceitual na especificação da solu~ao (O empregado comissionado deve ter um empregado como característica). Além disso, a operação da classe é totalmente dependente da passagem de mensagens e algum, ou todos, os métodos precisam ser redefinidos.</text:span></text:p>
      <text:p text:style-name="P29"/>
      <text:p text:style-name="P29"/>
      <text:p text:style-name="P29"/>
      <text:p text:style-name="P29"/>
      <text:p text:style-name="P29"/>
      <text:p text:style-name="P29"/>
      <text:p text:style-name="P29"/>
      <text:p text:style-name="P29"/>
      <text:p text:style-name="P50"><text:soft-page-break/><text:tab/>Opção 3: Utilizar herança para basear a classe EmpregadoComissionado.</text:p>
      <text:p text:style-name="P35">Class EmpregadoComissionado:Empregado{</text:p>
      <text:p text:style-name="P35"><text:tab/>private:</text:p>
      <text:p text:style-name="P35"><text:tab/><text:tab/>float comissao;</text:p>
      <text:p text:style-name="P35"><text:tab/><text:tab/>int unidades;</text:p>
      <text:p text:style-name="P35"><text:tab/>public:</text:p>
      <text:p text:style-name="P35"><text:tab/><text:tab/><text:span text:style-name="T17">EmpregadoComissionado(char *Nome, float salario, float comissao);</text:span></text:p>
      <text:p text:style-name="P35"><text:tab/><text:tab/><text:span text:style-name="T17">float calcularPagamento();</text:span></text:p>
      <text:p text:style-name="P35"><text:tab/><text:tab/><text:span text:style-name="T17">void registrarVenda();</text:span></text:p>
      <text:p text:style-name="P35"><text:tab/><text:tab/><text:span text:style-name="T17">void zerarVendas();</text:span></text:p>
      <text:p text:style-name="P35">}</text:p>
      <text:p text:style-name="P35"/>
      <text:p text:style-name="P30"><text:tab/><text:span text:style-name="T17">A herança pode ser usada para aproveitar a implementação para atender a uma necessidade específica e também é uma forma de agrupar classes relacionadas.</text:span></text:p>
      <text:p text:style-name="P30"/>
      <text:p text:style-name="P26">NOMENCLATURA</text:p>
      <text:list xml:id="list4123598645576294988" text:style-name="L8">
        <text:list-item>
          <text:p text:style-name="P51">Classe base ou classe mãe ou superclasse</text:p>
          <text:p text:style-name="P51">Classe que servirá de base para outras.</text:p>
        </text:list-item>
        <text:list-item>
          <text:p text:style-name="P52">Classe derivada da classe ou classe filha ou subclasse</text:p>
          <text:p text:style-name="P52">Classe que herda as informações de outra classe.</text:p>
        </text:list-item>
      </text:list>
      <text:p text:style-name="P31"/>
      <text:p text:style-name="P31">Quando usar a herança?</text:p>
      <text:p text:style-name="P31"><text:tab/>Imagine que você tem duas classes (A e B)</text:p>
      <text:p text:style-name="P31"><text:tab/>A herança deve ser utilizada quando um objeto da classe A é um objeto da classe B também.</text:p>
      <text:p text:style-name="P31"><text:tab/><text:tab/>Ex: Um empregadoComissionado é um Empregado.</text:p>
      <text:p text:style-name="P31"><text:tab/>Se a classe A tem a classe B, então não é o mais indicado usara herança.</text:p>
      <text:p text:style-name="P31"><text:tab/><text:tab/>Ex: O carro TEM motor.</text:p>
      <text:p text:style-name="P31"><text:tab/></text:p>
      <text:p text:style-name="P31"/>
      <text:p text:style-name="P27">Hierarquia de classes</text:p>
      <text:p text:style-name="P32"><text:tab/>As classes em um programa podem herdar comportamentos e atributos de uma outra classe e, ao mesmo tempo, servir de base para a criação de novas classes. Os objetos que conseguem acessar métodos e atributos que estão em classes superiores na hierarquia de herança.</text:p>
      <text:p text:style-name="P32"><text:tab/><text:tab/><text:tab/><text:tab/><text:tab/>–------Classe A-------</text:p>
      <text:p text:style-name="P32"><text:tab/><text:tab/><text:tab/><text:tab/><text:tab/>|<text:tab/><text:tab/> <text:s text:c="8"/>|</text:p>
      <text:p text:style-name="P32"><text:s/><text:tab/><text:tab/><text:tab/><text:tab/> <text:s text:c="3"/>Classe B<text:tab/><text:tab/> <text:s/>Classe C<text:tab/></text:p>
      <text:p text:style-name="P32"><text:tab/><text:tab/><text:tab/><text:tab/><text:tab/><text:tab/><text:tab/> <text:s text:c="8"/>|</text:p>
      <text:p text:style-name="P32"><text:tab/><text:tab/><text:tab/><text:tab/><text:tab/><text:tab/><text:tab/>–-------------</text:p>
      <text:p text:style-name="P32"><text:tab/><text:tab/><text:tab/><text:tab/><text:tab/> <text:s text:c="8"/>Classe D|<text:tab/> <text:s text:c="6"/>| Classe E</text:p>
      <text:p text:style-name="P32">Tipos de métodos e atributos de herança</text:p>
      <text:list xml:id="list5215228816789795028" text:style-name="L9">
        <text:list-item>
          <text:p text:style-name="P53">Sobreposto(sobrescito): redefinição</text:p>
        </text:list-item>
        <text:list-item>
          <text:p text:style-name="P53">Novo: Adição de novo componente.</text:p>
        </text:list-item>
        <text:list-item>
          <text:p text:style-name="P53">Recursivo: utiliza o método da classe.</text:p>
        </text:list-item>
      </text:list>
      <text:p text:style-name="P32"/>
      <text:p text:style-name="P32"/>
      <text:p text:style-name="P32"/>
      <text:p text:style-name="P32"/>
      <text:p text:style-name="P32"/>
      <text:p text:style-name="P32"/>
      <text:p text:style-name="P32"/>
      <text:p text:style-name="P32"/>
      <text:p text:style-name="P32"/>
      <text:p text:style-name="P58"><text:soft-page-break/>Tipos de herança</text:p>
      <text:list xml:id="list2367984425264291078" text:style-name="L10">
        <text:list-item>
          <text:p text:style-name="P56">Herança para reutilização da implementação/Herança com implementação.</text:p>
        </text:list-item>
        <text:list-item>
          <text:p text:style-name="P56">Herança para diferença</text:p>
        </text:list-item>
        <text:list-item>
          <text:p text:style-name="P56">Herança para substituição do tipo</text:p>
        </text:list-item>
      </text:list>
      <text:p text:style-name="P55"/>
      <text:p text:style-name="P55"><text:tab/>A herança para implementação é usada quando se deseja apenas reaproveitar o desenvolvimento de uma classe. Nesse caso, a herança não representa uma relação entre as classes, apenas é usada como forma de economizar código.</text:p>
      <text:p text:style-name="P55"><text:tab/>Nesse tipo de herança, o programador fica preso à implementação da classe mãe, precisando sobrepor muitos métodos e aumentando a dificuldade da manutenção do software.</text:p>
      <text:p text:style-name="P55"><text:tab/><text:span text:style-name="T18">O uso da herança para reutilização da implementação não é, normalmente, uma estratégia muito inteligente, pois em alguns casos todos, ou quase todo o código terá que ser reescrito.</text:span></text:p>
      <text:p text:style-name="P55"><text:tab/><text:span text:style-name="T18">Este tipo de herança, quando malfeita, representa mais problemas do que facilidades. </text:span></text:p>
      <text:p text:style-name="P55"><text:tab/></text:p>
      <text:p text:style-name="P55"><text:tab/><text:span text:style-name="T18">A herança por diferença é utilizada quando a sub-classe difere da superclasse em alguns aspectos, mas mantém uma forte conexão com a classe base.</text:span></text:p>
      <text:p text:style-name="P55"><text:tab/><text:span text:style-name="T18">É comumente conhecido como especialização, que traz para a implementação da classe filha apenas os pontos de <text:s/>diferenciação.</text:span></text:p>
      <text:p text:style-name="P57"><text:tab/>O uso adequado da herança por diferença permite que se realize a programação incremental, isto é, a adição de funcionalidade ao programa sem comprometer as funcionalidades já existentes.</text:p>
      <text:p text:style-name="P57"><text:tab/>A programação incremental possibilita possibilita a escrita de códigos menores e de mais fácil manutenção.</text:p>
      <text:p text:style-name="P57"><text:tab/>A especialização não exclui o comportamento da classe base, pois não é possível fazer herança seletiva.</text:p>
      <text:p text:style-name="P57"><text:tab/>A especialização é feita adicionando novos métodos à classe base ou redefinindo métodos já existentes.</text:p>
      <text:p text:style-name="P57"><text:tab/>Ao percorrer a hierarquia da herança de <text:s/>cima pra baixo faz-se a especializaçao e ao percorrer a hierarquia de baixo para cima faz-se a generaliza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2T16:06:38.811180827</meta:creation-date>
    <meta:editing-duration>PT2H53M49S</meta:editing-duration>
    <meta:editing-cycles>8</meta:editing-cycles>
    <meta:generator>LibreOffice/4.2.8.2$Linux_X86_64 LibreOffice_project/420m0$Build-2</meta:generator>
    <dc:date>2016-03-30T15:12:02.215217615</dc:date>
    <meta:document-statistic meta:table-count="0" meta:image-count="0" meta:object-count="0" meta:page-count="6" meta:paragraph-count="155" meta:word-count="1776" meta:character-count="11932" meta:non-whitespace-character-count="10172"/>
  </office:meta>
</office:document-meta>
</file>